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Bookman Old Style1" svg:font-family="'Bookman Old Style'"/>
    <style:font-face style:name="Calibri1" svg:font-family="Calibri"/>
    <style:font-face style:name="Symbol" svg:font-family="Symbol"/>
    <style:font-face style:name="Tahoma1" svg:font-family="Tahoma"/>
    <style:font-face style:name="TimesNewRoman" svg:font-family="TimesNewRoman"/>
    <style:font-face style:name="Arial" svg:font-family="Arial" style:font-pitch="variable"/>
    <style:font-face style:name="Bookman Old Style" svg:font-family="'Bookman Old Style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ahoma" svg:font-family="Tahoma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92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84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954cm" fo:min-width="0.7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67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1" style:family="paragraph">
      <loext:graphic-properties draw:fill="none"/>
    </style:style>
    <style:style style:name="T1" style:family="text">
      <style:text-properties fo:color="#000000" style:font-name="Tahoma1" fo:font-size="17.1000003814697pt" fo:font-weight="bold" style:font-size-asian="17.1000003814697pt" style:font-name-complex="Tahoma1" style:font-size-complex="17.1000003814697pt" style:font-weight-complex="bold"/>
    </style:style>
    <style:style style:name="T2" style:family="text">
      <style:text-properties fo:color="#000000" style:font-name="Tahoma1" fo:font-size="15pt" fo:font-weight="bold" style:font-size-asian="15pt" style:font-name-complex="Tahoma1" style:font-size-complex="15pt" style:font-weight-complex="bold"/>
    </style:style>
    <style:style style:name="T3" style:family="text">
      <style:text-properties fo:color="#000000" style:font-name="Tahoma1" fo:font-size="12pt" fo:font-weight="bold" style:font-size-asian="12pt" style:font-name-complex="Tahoma1" style:font-size-complex="12pt" style:font-weight-complex="bold"/>
    </style:style>
    <style:style style:name="T4" style:family="text">
      <style:text-properties fo:color="#000000" style:font-name="Tahoma1" fo:font-size="14.1000003814697pt" fo:font-weight="bold" style:font-size-asian="14.1000003814697pt" style:font-name-complex="Tahoma1" style:font-size-complex="14.1000003814697pt" style:font-weight-complex="bold"/>
    </style:style>
    <style:style style:name="T5" style:family="text">
      <style:text-properties fo:color="#000000" style:font-name="Tahoma1" fo:font-size="11.1000003814697pt" fo:font-weight="bold" style:font-size-asian="11.1000003814697pt" style:font-name-complex="Tahoma1" style:font-size-complex="11.1000003814697pt" style:font-weight-complex="bold"/>
    </style:style>
    <style:style style:name="T6" style:family="text">
      <style:text-properties fo:color="#000000" style:font-name="Tahoma1" fo:font-size="12pt" style:font-size-asian="12pt" style:font-name-complex="Tahoma1" style:font-size-complex="12pt"/>
    </style:style>
    <style:style style:name="T7" style:family="text">
      <style:text-properties fo:color="#000000" style:font-name="Tahoma1" fo:font-size="16pt" fo:font-weight="bold" style:font-size-asian="16pt" style:font-name-complex="Tahoma1" style:font-size-complex="16pt" style:font-weight-complex="bold"/>
    </style:style>
    <style:style style:name="T8" style:family="text">
      <style:text-properties fo:color="#000000" style:font-name="Bookman Old Style1" fo:font-size="16pt" style:font-size-asian="16pt" style:font-name-complex="Bookman Old Style1" style:font-size-complex="16pt"/>
    </style:style>
    <style:style style:name="T9" style:family="text">
      <style:text-properties fo:color="#000000" style:font-name="Bookman Old Style1" fo:font-size="12pt" style:font-size-asian="12pt" style:font-name-complex="Bookman Old Style1" style:font-size-complex="12pt"/>
    </style:style>
    <style:style style:name="T10" style:family="text">
      <style:text-properties fo:color="#000000" style:font-name="Calibri1" fo:font-size="16pt" style:font-size-asian="16pt" style:font-name-complex="Calibri1" style:font-size-complex="16pt"/>
    </style:style>
    <style:style style:name="T11" style:family="text">
      <style:text-properties fo:color="#000000" style:font-name="Arial1" fo:font-size="16pt" style:font-size-asian="16pt" style:font-name-complex="Arial1" style:font-size-complex="16pt"/>
    </style:style>
    <style:style style:name="T12" style:family="text">
      <style:text-properties fo:color="#000000" style:font-name="Tahoma1" fo:font-size="16pt" style:font-size-asian="16pt" style:font-name-complex="Tahoma1" style:font-size-complex="16pt"/>
    </style:style>
    <style:style style:name="T13" style:family="text">
      <style:text-properties fo:color="#000000" style:font-name="TimesNewRoman" fo:font-size="16pt" style:font-size-asian="16pt" style:font-name-complex="TimesNewRoman" style:font-size-complex="16pt"/>
    </style:style>
    <style:style style:name="T14" style:family="text">
      <style:text-properties fo:color="#000000" style:font-name="Tahoma1" fo:font-size="10.6000003814697pt" style:font-size-asian="10.6000003814697pt" style:font-name-complex="Tahoma1" style:font-size-complex="10.6000003814697pt"/>
    </style:style>
    <style:style style:name="T15" style:family="text">
      <style:text-properties fo:color="#000000" style:font-name="Symbol" fo:font-size="16pt" style:font-size-asian="16pt" style:font-name-complex="Symbol" style:font-size-complex="16pt"/>
    </style:style>
    <style:style style:name="T16" style:family="text">
      <style:text-properties fo:color="#000000" style:font-name="TimesNewRoman" fo:font-size="12pt" style:font-size-asian="12pt" style:font-name-complex="TimesNewRoma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653cm" svg:height="0.7cm" svg:x="8.045cm" svg:y="2.584cm">
          <draw:text-box>
            <text:p text:style-name="P1"><text:span text:style-name="T1">CURRICULUM VITAE</text:span></text:p>
          </draw:text-box>
        </draw:frame>
        <draw:polygon draw:style-name="gr2" draw:text-style-name="P3" draw:layer="layout" svg:width="6.189cm" svg:height="0.059cm" svg:x="8.045cm" svg:y="3.184cm" svg:viewBox="0 0 6190 60" draw:points="0,60 6190,60 6190,0 0,0">
          <text:p/>
        </draw:polygon>
        <draw:frame draw:style-name="gr3" draw:text-style-name="P4" draw:layer="layout" svg:width="0.528cm" svg:height="0.615cm" svg:x="14.235cm" svg:y="2.65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97cm" svg:x="3.176cm" svg:y="3.295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4.625cm" svg:height="0.581cm" svg:x="3.176cm" svg:y="3.813cm">
          <draw:text-box>
            <text:p text:style-name="P1"><text:span text:style-name="T4">MANIK SHARMA </text:span></text:p>
          </draw:text-box>
        </draw:frame>
        <draw:frame draw:style-name="gr5" draw:text-style-name="P6" draw:layer="layout" svg:width="0.494cm" svg:height="0.581cm" svg:x="8.257cm" svg:y="3.813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3.118cm" svg:height="0.454cm" svg:x="3.176cm" svg:y="4.398cm">
          <draw:text-box>
            <text:p text:style-name="P1"><text:span text:style-name="T5">VPO- Barwala </text:span></text:p>
          </draw:text-box>
        </draw:frame>
        <draw:frame draw:style-name="gr6" draw:text-style-name="P7" draw:layer="layout" svg:width="4.667cm" svg:height="0.454cm" svg:x="3.176cm" svg:y="4.867cm">
          <draw:text-box>
            <text:p text:style-name="P1"><text:span text:style-name="T5">Distt- Panchkula, HR </text:span></text:p>
          </draw:text-box>
        </draw:frame>
        <draw:frame draw:style-name="gr6" draw:text-style-name="P7" draw:layer="layout" svg:width="4.282cm" svg:height="0.454cm" svg:x="3.176cm" svg:y="5.333cm">
          <draw:text-box>
            <text:p text:style-name="P1"><text:span text:style-name="T5">MOB. <text:s/>8901321136 </text:span></text:p>
          </draw:text-box>
        </draw:frame>
        <draw:frame draw:style-name="gr6" draw:text-style-name="P7" draw:layer="layout" svg:width="8.867cm" svg:height="0.454cm" svg:x="3.176cm" svg:y="5.803cm">
          <draw:text-box>
            <text:p text:style-name="P1"><text:span text:style-name="T5">Email: maniksharma555.ms@gmail.com </text:span></text:p>
          </draw:text-box>
        </draw:frame>
        <draw:frame draw:style-name="gr4" draw:text-style-name="P5" draw:layer="layout" svg:width="0.422cm" svg:height="0.497cm" svg:x="3.176cm" svg:y="6.275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0.422cm" svg:height="0.497cm" svg:x="3.176cm" svg:y="6.788cm">
          <draw:text-box>
            <text:p text:style-name="P1"><text:span text:style-name="T6"><text:s/></text:span></text:p>
          </draw:text-box>
        </draw:frame>
        <draw:polygon draw:style-name="gr2" draw:text-style-name="P3" draw:layer="layout" svg:width="5.614cm" svg:height="0.055cm" svg:x="3.175cm" svg:y="7.87cm" svg:viewBox="0 0 5615 56" draw:points="0,56 5615,56 5615,0 0,0">
          <text:p/>
        </draw:polygon>
        <draw:frame draw:style-name="gr7" draw:text-style-name="P8" draw:layer="layout" svg:width="7.051cm" svg:height="0.653cm" svg:x="3.176cm" svg:y="7.31cm">
          <draw:text-box>
            <text:p text:style-name="P1"><text:span text:style-name="T7">CAREER OBJECTIVE :- <text:s/></text:span></text:p>
          </draw:text-box>
        </draw:frame>
        <draw:frame draw:style-name="gr7" draw:text-style-name="P8" draw:layer="layout" svg:width="16.106cm" svg:height="0.564cm" svg:x="3.176cm" svg:y="8.42cm">
          <draw:text-box>
            <text:p text:style-name="P1"><text:span text:style-name="T8">Professional progress in competitive atmoshphere with an </text:span></text:p>
          </draw:text-box>
        </draw:frame>
        <draw:frame draw:style-name="gr7" draw:text-style-name="P8" draw:layer="layout" svg:width="1.31cm" svg:height="0.564cm" svg:x="3.176cm" svg:y="9.415cm">
          <draw:text-box>
            <text:p text:style-name="P1"><text:span text:style-name="T8">ever </text:span></text:p>
          </draw:text-box>
        </draw:frame>
        <draw:frame draw:style-name="gr7" draw:text-style-name="P8" draw:layer="layout" svg:width="2.44cm" svg:height="0.564cm" svg:x="4.728cm" svg:y="9.415cm">
          <draw:text-box>
            <text:p text:style-name="P1"><text:span text:style-name="T8">learning </text:span></text:p>
          </draw:text-box>
        </draw:frame>
        <draw:frame draw:style-name="gr7" draw:text-style-name="P8" draw:layer="layout" svg:width="1.831cm" svg:height="0.564cm" svg:x="7.41cm" svg:y="9.415cm">
          <draw:text-box>
            <text:p text:style-name="P1"><text:span text:style-name="T8">which </text:span></text:p>
          </draw:text-box>
        </draw:frame>
        <draw:frame draw:style-name="gr7" draw:text-style-name="P8" draw:layer="layout" svg:width="0.645cm" svg:height="0.564cm" svg:x="9.484cm" svg:y="9.415cm">
          <draw:text-box>
            <text:p text:style-name="P1"><text:span text:style-name="T8">is </text:span></text:p>
          </draw:text-box>
        </draw:frame>
        <draw:frame draw:style-name="gr7" draw:text-style-name="P8" draw:layer="layout" svg:width="2.881cm" svg:height="0.564cm" svg:x="10.373cm" svg:y="9.415cm">
          <draw:text-box>
            <text:p text:style-name="P1"><text:span text:style-name="T8">adaptable </text:span></text:p>
          </draw:text-box>
        </draw:frame>
        <draw:frame draw:style-name="gr7" draw:text-style-name="P8" draw:layer="layout" svg:width="0.713cm" svg:height="0.564cm" svg:x="13.506cm" svg:y="9.415cm">
          <draw:text-box>
            <text:p text:style-name="P1"><text:span text:style-name="T8">to </text:span></text:p>
          </draw:text-box>
        </draw:frame>
        <draw:frame draw:style-name="gr7" draw:text-style-name="P8" draw:layer="layout" svg:width="1.065cm" svg:height="0.564cm" svg:x="14.461cm" svg:y="9.415cm">
          <draw:text-box>
            <text:p text:style-name="P1"><text:span text:style-name="T8">the </text:span></text:p>
          </draw:text-box>
        </draw:frame>
        <draw:frame draw:style-name="gr7" draw:text-style-name="P8" draw:layer="layout" svg:width="3.503cm" svg:height="0.564cm" svg:x="15.764cm" svg:y="9.415cm">
          <draw:text-box>
            <text:p text:style-name="P1"><text:span text:style-name="T8">professional </text:span></text:p>
          </draw:text-box>
        </draw:frame>
        <draw:frame draw:style-name="gr7" draw:text-style-name="P8" draw:layer="layout" svg:width="16.076cm" svg:height="0.564cm" svg:x="3.176cm" svg:y="10.406cm">
          <draw:text-box>
            <text:p text:style-name="P1"><text:span text:style-name="T8">working <text:s/>envoirnment, <text:s/>willingness <text:s/>to <text:s/>accept <text:s/>challenges </text:span></text:p>
          </draw:text-box>
        </draw:frame>
        <draw:frame draw:style-name="gr7" draw:text-style-name="P8" draw:layer="layout" svg:width="15.83cm" svg:height="0.564cm" svg:x="3.176cm" svg:y="11.401cm">
          <draw:text-box>
            <text:p text:style-name="P1"><text:span text:style-name="T8">with and ultimate objectives and work towards growth of </text:span></text:p>
          </draw:text-box>
        </draw:frame>
        <draw:frame draw:style-name="gr7" draw:text-style-name="P8" draw:layer="layout" svg:width="4.468cm" svg:height="0.564cm" svg:x="3.176cm" svg:y="12.395cm">
          <draw:text-box>
            <text:p text:style-name="P1"><text:span text:style-name="T8">the organization</text:span></text:p>
          </draw:text-box>
        </draw:frame>
        <draw:frame draw:style-name="gr4" draw:text-style-name="P5" draw:layer="layout" svg:width="0.422cm" svg:height="0.425cm" svg:x="7.647cm" svg:y="12.496cm">
          <draw:text-box>
            <text:p text:style-name="P1"><text:span text:style-name="T9">. </text:span></text:p>
          </draw:text-box>
        </draw:frame>
        <draw:frame draw:style-name="gr4" draw:text-style-name="P5" draw:layer="layout" svg:width="0.422cm" svg:height="0.497cm" svg:x="3.176cm" svg:y="13.292cm">
          <draw:text-box>
            <text:p text:style-name="P1"><text:span text:style-name="T6"><text:s/></text:span></text:p>
          </draw:text-box>
        </draw:frame>
        <draw:polygon draw:style-name="gr2" draw:text-style-name="P3" draw:layer="layout" svg:width="9.006cm" svg:height="0.055cm" svg:x="3.175cm" svg:y="14.628cm" svg:viewBox="0 0 9007 56" draw:points="0,56 9007,56 9007,0 0,0">
          <text:p/>
        </draw:polygon>
        <draw:frame draw:style-name="gr7" draw:text-style-name="P8" draw:layer="layout" svg:width="10.268cm" svg:height="0.653cm" svg:x="3.176cm" svg:y="14.068cm">
          <draw:text-box>
            <text:p text:style-name="P1"><text:span text:style-name="T7">EDUCATIONAL QUALIFICATION:- </text:span></text:p>
          </draw:text-box>
        </draw:frame>
        <draw:frame draw:style-name="gr7" draw:text-style-name="P8" draw:layer="layout" svg:width="0.562cm" svg:height="0.653cm" svg:x="3.811cm" svg:y="15.088cm">
          <draw:text-box>
            <text:p text:style-name="P1"><text:span text:style-name="T10">●</text:span></text:p>
          </draw:text-box>
        </draw:frame>
        <draw:frame draw:style-name="gr7" draw:text-style-name="P8" draw:layer="layout" svg:width="0.562cm" svg:height="0.628cm" svg:x="4.154cm" svg:y="15.10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6.351cm" svg:height="0.653cm" svg:x="4.446cm" svg:y="15.088cm">
          <draw:text-box>
            <text:p text:style-name="P1"><text:span text:style-name="T12">B.Tech <text:s/>from <text:s/>ICL <text:s/>College <text:s/>of <text:s/>engineering <text:s/>&amp; <text:s/>technology </text:span></text:p>
          </draw:text-box>
        </draw:frame>
        <draw:frame draw:style-name="gr8" draw:text-style-name="P9" draw:layer="layout" svg:width="14.923cm" svg:height="0.653cm" svg:x="4.446cm" svg:y="16.113cm">
          <draw:text-box>
            <text:p text:style-name="P1"><text:span text:style-name="T12">Ambala(Krukshetra University) with 68% Marks.</text:span></text:p>
          </draw:text-box>
        </draw:frame>
        <draw:frame draw:style-name="gr7" draw:text-style-name="P8" draw:layer="layout" svg:width="0.562cm" svg:height="0.628cm" svg:x="12.203cm" svg:y="16.134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562cm" svg:height="0.653cm" svg:x="3.811cm" svg:y="17.133cm">
          <draw:text-box>
            <text:p text:style-name="P1"><text:span text:style-name="T10">●</text:span></text:p>
          </draw:text-box>
        </draw:frame>
        <draw:frame draw:style-name="gr7" draw:text-style-name="P8" draw:layer="layout" svg:width="0.562cm" svg:height="0.628cm" svg:x="4.154cm" svg:y="17.14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722cm" svg:height="0.653cm" svg:x="4.446cm" svg:y="17.133cm">
          <draw:text-box>
            <text:p text:style-name="P1"><text:span text:style-name="T12">12</text:span></text:p>
          </draw:text-box>
        </draw:frame>
        <draw:frame draw:style-name="gr9" draw:text-style-name="P10" draw:layer="layout" svg:width="0.387cm" svg:height="0.437cm" svg:x="5.064cm" svg:y="17.115cm">
          <draw:text-box>
            <text:p text:style-name="P1"><text:span text:style-name="T14">th</text:span></text:p>
          </draw:text-box>
        </draw:frame>
        <draw:frame draw:style-name="gr7" draw:text-style-name="P8" draw:layer="layout" svg:width="9.997cm" svg:height="0.653cm" svg:x="5.394cm" svg:y="17.133cm">
          <draw:text-box>
            <text:p text:style-name="P1"><text:span text:style-name="T12"><text:s text:c="2"/></text:span><text:span text:style-name="T12">from CBSE, Delhi with 69% Marks.</text:span></text:p>
          </draw:text-box>
        </draw:frame>
        <draw:frame draw:style-name="gr7" draw:text-style-name="P8" draw:layer="layout" svg:width="0.562cm" svg:height="0.628cm" svg:x="14.375cm" svg:y="17.154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562cm" svg:height="0.653cm" svg:x="3.811cm" svg:y="18.153cm">
          <draw:text-box>
            <text:p text:style-name="P1"><text:span text:style-name="T10">●</text:span></text:p>
          </draw:text-box>
        </draw:frame>
        <draw:frame draw:style-name="gr7" draw:text-style-name="P8" draw:layer="layout" svg:width="0.562cm" svg:height="0.628cm" svg:x="4.154cm" svg:y="18.16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722cm" svg:height="0.653cm" svg:x="4.446cm" svg:y="18.153cm">
          <draw:text-box>
            <text:p text:style-name="P1"><text:span text:style-name="T12">10</text:span></text:p>
          </draw:text-box>
        </draw:frame>
        <draw:frame draw:style-name="gr9" draw:text-style-name="P10" draw:layer="layout" svg:width="0.387cm" svg:height="0.437cm" svg:x="5.064cm" svg:y="18.135cm">
          <draw:text-box>
            <text:p text:style-name="P1"><text:span text:style-name="T14">th</text:span></text:p>
          </draw:text-box>
        </draw:frame>
        <draw:frame draw:style-name="gr7" draw:text-style-name="P8" draw:layer="layout" svg:width="10.619cm" svg:height="0.653cm" svg:x="5.394cm" svg:y="18.153cm">
          <draw:text-box>
            <text:p text:style-name="P1"><text:span text:style-name="T12"><text:s/></text:span><text:span text:style-name="T12">from HBSE, Bhiwani with 73% Marks.</text:span></text:p>
          </draw:text-box>
        </draw:frame>
        <draw:frame draw:style-name="gr7" draw:text-style-name="P8" draw:layer="layout" svg:width="0.562cm" svg:height="0.628cm" svg:x="14.93cm" svg:y="18.174cm">
          <draw:text-box>
            <text:p text:style-name="P1"><text:span text:style-name="T13"><text:s/></text:span></text:p>
          </draw:text-box>
        </draw:frame>
        <draw:polygon draw:style-name="gr2" draw:text-style-name="P3" draw:layer="layout" svg:width="6.956cm" svg:height="0.055cm" svg:x="3.175cm" svg:y="19.739cm" svg:viewBox="0 0 6957 56" draw:points="0,56 6957,56 6957,0 0,0">
          <text:p/>
        </draw:polygon>
        <draw:frame draw:style-name="gr7" draw:text-style-name="P8" draw:layer="layout" svg:width="7.791cm" svg:height="0.653cm" svg:x="3.176cm" svg:y="19.179cm">
          <draw:text-box>
            <text:p text:style-name="P1"><text:span text:style-name="T7">KNOWLEDGE AND SKILL </text:span></text:p>
          </draw:text-box>
        </draw:frame>
        <draw:frame draw:style-name="gr7" draw:text-style-name="P8" draw:layer="layout" svg:width="0.562cm" svg:height="0.564cm" svg:x="3.811cm" svg:y="20.288cm">
          <draw:text-box>
            <text:p text:style-name="P1"><text:span text:style-name="T15">•</text:span></text:p>
          </draw:text-box>
        </draw:frame>
        <draw:frame draw:style-name="gr7" draw:text-style-name="P8" draw:layer="layout" svg:width="0.562cm" svg:height="0.628cm" svg:x="4.069cm" svg:y="20.21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6.453cm" svg:height="0.653cm" svg:x="4.446cm" svg:y="20.203cm">
          <draw:text-box>
            <text:p text:style-name="P1"><text:span text:style-name="T12">Good knowledge in Python,HTML , java script, Jquery,Ajax </text:span></text:p>
          </draw:text-box>
        </draw:frame>
        <draw:frame draw:style-name="gr10" draw:text-style-name="P9" draw:layer="layout" svg:width="9.843cm" svg:height="0.653cm" svg:x="4.446cm" svg:y="21.223cm">
          <draw:text-box>
            <text:p text:style-name="P1"><text:span text:style-name="T12">Django, Django Rest Framework. </text:span></text:p>
          </draw:text-box>
        </draw:frame>
        <draw:frame draw:style-name="gr7" draw:text-style-name="P8" draw:layer="layout" svg:width="0.562cm" svg:height="0.564cm" svg:x="3.811cm" svg:y="22.337cm">
          <draw:text-box>
            <text:p text:style-name="P1"><text:span text:style-name="T15">•</text:span></text:p>
          </draw:text-box>
        </draw:frame>
        <draw:frame draw:style-name="gr7" draw:text-style-name="P8" draw:layer="layout" svg:width="0.562cm" svg:height="0.628cm" svg:x="4.069cm" svg:y="22.26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0.124cm" svg:height="0.653cm" svg:x="4.446cm" svg:y="22.252cm">
          <draw:text-box>
            <text:p text:style-name="P1"><text:span text:style-name="T12">Operating System : Window 7,linux </text:span></text:p>
          </draw:text-box>
        </draw:frame>
        <draw:frame draw:style-name="gr7" draw:text-style-name="P8" draw:layer="layout" svg:width="0.562cm" svg:height="0.628cm" svg:x="2.541cm" svg:y="23.255cm">
          <draw:text-box>
            <text:p text:style-name="P1"><text:span text:style-name="T13"><text:s/></text:span></text:p>
          </draw:text-box>
        </draw:frame>
        <draw:polygon draw:style-name="gr2" draw:text-style-name="P3" draw:layer="layout" svg:width="5.259cm" svg:height="0.055cm" svg:x="3.175cm" svg:y="24.48cm" svg:viewBox="0 0 5260 56" draw:points="0,56 5260,56 5260,0 0,0">
          <text:p/>
        </draw:polygon>
        <draw:frame draw:style-name="gr7" draw:text-style-name="P8" draw:layer="layout" svg:width="6.403cm" svg:height="0.653cm" svg:x="3.176cm" svg:y="23.92cm">
          <draw:text-box>
            <text:p text:style-name="P1"><text:span text:style-name="T7">PERSONAL SKILLS:- </text:span></text:p>
          </draw:text-box>
        </draw:frame>
        <draw:frame draw:style-name="gr7" draw:text-style-name="P8" draw:layer="layout" svg:width="0.562cm" svg:height="0.653cm" svg:x="3.811cm" svg:y="24.941cm">
          <draw:text-box>
            <text:p text:style-name="P1"><text:span text:style-name="T10">●</text:span></text:p>
          </draw:text-box>
        </draw:frame>
        <draw:frame draw:style-name="gr7" draw:text-style-name="P8" draw:layer="layout" svg:width="0.562cm" svg:height="0.628cm" svg:x="4.154cm" svg:y="24.95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7.893cm" svg:height="0.653cm" svg:x="4.446cm" svg:y="24.941cm">
          <draw:text-box>
            <text:p text:style-name="P1"><text:span text:style-name="T12">Good Communication Skills.</text:span></text:p>
          </draw:text-box>
        </draw:frame>
        <draw:frame draw:style-name="gr7" draw:text-style-name="P8" draw:layer="layout" svg:width="0.562cm" svg:height="0.628cm" svg:x="11.352cm" svg:y="24.962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562cm" svg:height="0.653cm" svg:x="3.811cm" svg:y="25.965cm">
          <draw:text-box>
            <text:p text:style-name="P1"><text:span text:style-name="T10">●</text:span></text:p>
          </draw:text-box>
        </draw:frame>
        <draw:frame draw:style-name="gr7" draw:text-style-name="P8" draw:layer="layout" svg:width="0.562cm" svg:height="0.628cm" svg:x="4.154cm" svg:y="25.97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0.111cm" svg:height="0.653cm" svg:x="4.446cm" svg:y="25.965cm">
          <draw:text-box>
            <text:p text:style-name="P1"><text:span text:style-name="T12">Can work under any circumstances.</text:span></text:p>
          </draw:text-box>
        </draw:frame>
        <draw:frame draw:style-name="gr7" draw:text-style-name="P8" draw:layer="layout" svg:width="0.562cm" svg:height="0.628cm" svg:x="13.325cm" svg:y="25.986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562cm" svg:height="0.653cm" svg:x="3.811cm" svg:y="26.986cm">
          <draw:text-box>
            <text:p text:style-name="P1"><text:span text:style-name="T10">●</text:span></text:p>
          </draw:text-box>
        </draw:frame>
        <draw:frame draw:style-name="gr7" draw:text-style-name="P8" draw:layer="layout" svg:width="0.562cm" svg:height="0.628cm" svg:x="4.154cm" svg:y="26.99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1.483cm" svg:height="0.653cm" svg:x="4.446cm" svg:y="26.986cm">
          <draw:text-box>
            <text:p text:style-name="P1"><text:span text:style-name="T12">Can work in team as well as individually.</text:span></text:p>
          </draw:text-box>
        </draw:frame>
        <draw:frame draw:style-name="gr7" draw:text-style-name="P8" draw:layer="layout" svg:width="0.562cm" svg:height="0.628cm" svg:x="14.544cm" svg:y="27.007cm">
          <draw:text-box>
            <text:p text:style-name="P1"><text:span text:style-name="T13"><text:s/></text:span></text:p>
          </draw:text-box>
        </draw:frame>
        <draw:line draw:style-name="gr11" draw:text-style-name="P11" draw:layer="layout" svg:x1="0.762cm" svg:y1="6.84cm" svg:x2="20.367cm" svg:y2="6.84cm">
          <text:p/>
        </draw:line>
        <draw:frame draw:style-name="gr7" draw:text-style-name="P8" draw:layer="layout" svg:width="0.562cm" svg:height="0.653cm" svg:x="3.176cm" svg:y="28.01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60">
        <draw:frame draw:style-name="gr7" draw:text-style-name="P8" draw:layer="layout" svg:width="2.91cm" svg:height="0.653cm" svg:x="3.176cm" svg:y="2.581cm">
          <draw:text-box>
            <text:p text:style-name="P1"><text:span text:style-name="T7">Project:- </text:span></text:p>
          </draw:text-box>
        </draw:frame>
        <draw:frame draw:style-name="gr7" draw:text-style-name="P8" draw:layer="layout" svg:width="0.562cm" svg:height="0.564cm" svg:x="3.811cm" svg:y="3.69cm">
          <draw:text-box>
            <text:p text:style-name="P1"><text:span text:style-name="T15">•</text:span></text:p>
          </draw:text-box>
        </draw:frame>
        <draw:frame draw:style-name="gr7" draw:text-style-name="P8" draw:layer="layout" svg:width="0.562cm" svg:height="0.628cm" svg:x="4.069cm" svg:y="3.61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9.853cm" svg:height="0.653cm" svg:x="4.446cm" svg:y="3.606cm">
          <draw:text-box>
            <text:p text:style-name="P1"><text:span text:style-name="T12">Library Management system, Blog </text:span></text:p>
          </draw:text-box>
        </draw:frame>
        <draw:frame draw:style-name="gr7" draw:text-style-name="P8" draw:layer="layout" svg:width="0.562cm" svg:height="0.653cm" svg:x="4.446cm" svg:y="4.63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562cm" svg:height="0.628cm" svg:x="4.446cm" svg:y="5.637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562cm" svg:height="0.653cm" svg:x="3.176cm" svg:y="6.628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8.308cm" svg:height="0.653cm" svg:x="2.986cm" svg:y="5.929cm">
          <draw:text-box>
            <text:p text:style-name="P1"><text:span text:style-name="T7">EXPERIENTIAL LEARNING <text:s/></text:span></text:p>
          </draw:text-box>
        </draw:frame>
        <draw:frame draw:style-name="gr12" draw:text-style-name="P9" draw:layer="layout" svg:width="0.752cm" svg:height="1.954cm" svg:x="3.621cm" svg:y="7.707cm">
          <draw:text-box>
            <text:p text:style-name="P1"><text:span text:style-name="T15">•</text:span></text:p>
          </draw:text-box>
        </draw:frame>
        <draw:frame draw:style-name="gr13" draw:text-style-name="P9" draw:layer="layout" svg:width="3.677cm" svg:height="0.628cm" svg:x="0.954cm" svg:y="9.65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5.399cm" svg:height="0.653cm" svg:x="4.256cm" svg:y="7.58cm">
          <draw:text-box>
            <text:p text:style-name="P1"><text:span text:style-name="T12">Three months Industrial training from ToXSL PVT LTD.</text:span><text:span text:style-name="T7"> </text:span></text:p>
          </draw:text-box>
        </draw:frame>
        <draw:frame draw:style-name="gr7" draw:text-style-name="P8" draw:layer="layout" svg:width="0.562cm" svg:height="0.653cm" svg:x="3.176cm" svg:y="9.694cm">
          <draw:text-box>
            <text:p text:style-name="P1"><text:span text:style-name="T7"><text:s/></text:span></text:p>
          </draw:text-box>
        </draw:frame>
        <draw:polygon draw:style-name="gr2" draw:text-style-name="P3" draw:layer="layout" svg:width="5.691cm" svg:height="0.055cm" svg:x="3.175cm" svg:y="10.936cm" svg:viewBox="0 0 5692 56" draw:points="0,56 5692,56 5692,0 0,0">
          <text:p/>
        </draw:polygon>
        <draw:frame draw:style-name="gr7" draw:text-style-name="P8" draw:layer="layout" svg:width="6.873cm" svg:height="0.653cm" svg:x="3.176cm" svg:y="10.376cm">
          <draw:text-box>
            <text:p text:style-name="P1"><text:span text:style-name="T7">PERSONAL DETAILS:- </text:span></text:p>
          </draw:text-box>
        </draw:frame>
        <draw:frame draw:style-name="gr7" draw:text-style-name="P8" draw:layer="layout" svg:width="4.676cm" svg:height="0.653cm" svg:x="3.176cm" svg:y="11.739cm">
          <draw:text-box>
            <text:p text:style-name="P1"><text:span text:style-name="T12">Father’s Name <text:s text:c="2"/></text:span></text:p>
          </draw:text-box>
        </draw:frame>
        <draw:frame draw:style-name="gr7" draw:text-style-name="P8" draw:layer="layout" svg:width="0.562cm" svg:height="0.653cm" svg:x="8.257cm" svg:y="11.739cm">
          <draw:text-box>
            <text:p text:style-name="P1"><text:span text:style-name="T12">: </text:span></text:p>
          </draw:text-box>
        </draw:frame>
        <draw:frame draw:style-name="gr7" draw:text-style-name="P8" draw:layer="layout" svg:width="5.285cm" svg:height="0.653cm" svg:x="9.527cm" svg:y="11.739cm">
          <draw:text-box>
            <text:p text:style-name="P1"><text:span text:style-name="T12">Sh. Manik Sharma </text:span></text:p>
          </draw:text-box>
        </draw:frame>
        <draw:frame draw:style-name="gr7" draw:text-style-name="P8" draw:layer="layout" svg:width="3.774cm" svg:height="0.653cm" svg:x="3.176cm" svg:y="12.763cm">
          <draw:text-box>
            <text:p text:style-name="P1"><text:span text:style-name="T12">Date of Birth </text:span></text:p>
          </draw:text-box>
        </draw:frame>
        <draw:frame draw:style-name="gr7" draw:text-style-name="P8" draw:layer="layout" svg:width="0.562cm" svg:height="0.653cm" svg:x="6.987cm" svg:y="12.763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562cm" svg:height="0.653cm" svg:x="8.257cm" svg:y="12.763cm">
          <draw:text-box>
            <text:p text:style-name="P1"><text:span text:style-name="T12">: </text:span></text:p>
          </draw:text-box>
        </draw:frame>
        <draw:frame draw:style-name="gr7" draw:text-style-name="P8" draw:layer="layout" svg:width="3.465cm" svg:height="0.653cm" svg:x="9.527cm" svg:y="12.763cm">
          <draw:text-box>
            <text:p text:style-name="P1"><text:span text:style-name="T12">15-02-1995 </text:span></text:p>
          </draw:text-box>
        </draw:frame>
        <draw:frame draw:style-name="gr7" draw:text-style-name="P8" draw:layer="layout" svg:width="4.451cm" svg:height="0.653cm" svg:x="3.176cm" svg:y="13.784cm">
          <draw:text-box>
            <text:p text:style-name="P1"><text:span text:style-name="T12">Marital Status <text:s text:c="2"/></text:span></text:p>
          </draw:text-box>
        </draw:frame>
        <draw:frame draw:style-name="gr7" draw:text-style-name="P8" draw:layer="layout" svg:width="0.562cm" svg:height="0.653cm" svg:x="8.257cm" svg:y="13.784cm">
          <draw:text-box>
            <text:p text:style-name="P1"><text:span text:style-name="T12">: </text:span></text:p>
          </draw:text-box>
        </draw:frame>
        <draw:frame draw:style-name="gr7" draw:text-style-name="P8" draw:layer="layout" svg:width="2.263cm" svg:height="0.653cm" svg:x="9.527cm" svg:y="13.784cm">
          <draw:text-box>
            <text:p text:style-name="P1"><text:span text:style-name="T12">Single <text:s text:c="2"/></text:span></text:p>
          </draw:text-box>
        </draw:frame>
        <draw:frame draw:style-name="gr7" draw:text-style-name="P8" draw:layer="layout" svg:width="3.414cm" svg:height="0.653cm" svg:x="3.176cm" svg:y="14.805cm">
          <draw:text-box>
            <text:p text:style-name="P1"><text:span text:style-name="T12">Nationality <text:s/></text:span></text:p>
          </draw:text-box>
        </draw:frame>
        <draw:frame draw:style-name="gr7" draw:text-style-name="P8" draw:layer="layout" svg:width="0.562cm" svg:height="0.653cm" svg:x="6.987cm" svg:y="14.805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562cm" svg:height="0.653cm" svg:x="8.257cm" svg:y="14.805cm">
          <draw:text-box>
            <text:p text:style-name="P1"><text:span text:style-name="T12">: </text:span></text:p>
          </draw:text-box>
        </draw:frame>
        <draw:frame draw:style-name="gr7" draw:text-style-name="P8" draw:layer="layout" svg:width="2.093cm" svg:height="0.653cm" svg:x="9.527cm" svg:y="14.805cm">
          <draw:text-box>
            <text:p text:style-name="P1"><text:span text:style-name="T12">Indian <text:s/></text:span></text:p>
          </draw:text-box>
        </draw:frame>
        <draw:frame draw:style-name="gr7" draw:text-style-name="P8" draw:layer="layout" svg:width="1.573cm" svg:height="0.653cm" svg:x="3.176cm" svg:y="15.829cm">
          <draw:text-box>
            <text:p text:style-name="P1"><text:span text:style-name="T12">Sex <text:s text:c="2"/></text:span></text:p>
          </draw:text-box>
        </draw:frame>
        <draw:frame draw:style-name="gr7" draw:text-style-name="P8" draw:layer="layout" svg:width="0.562cm" svg:height="0.653cm" svg:x="5.716cm" svg:y="15.829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562cm" svg:height="0.653cm" svg:x="6.987cm" svg:y="15.829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562cm" svg:height="0.653cm" svg:x="8.257cm" svg:y="15.829cm">
          <draw:text-box>
            <text:p text:style-name="P1"><text:span text:style-name="T12">: </text:span></text:p>
          </draw:text-box>
        </draw:frame>
        <draw:frame draw:style-name="gr7" draw:text-style-name="P8" draw:layer="layout" svg:width="1.518cm" svg:height="0.653cm" svg:x="9.527cm" svg:y="15.829cm">
          <draw:text-box>
            <text:p text:style-name="P1"><text:span text:style-name="T12">Male </text:span></text:p>
          </draw:text-box>
        </draw:frame>
        <draw:frame draw:style-name="gr7" draw:text-style-name="P8" draw:layer="layout" svg:width="5.268cm" svg:height="0.653cm" svg:x="3.176cm" svg:y="16.849cm">
          <draw:text-box>
            <text:p text:style-name="P1"><text:span text:style-name="T12">Languages known </text:span></text:p>
          </draw:text-box>
        </draw:frame>
        <draw:frame draw:style-name="gr7" draw:text-style-name="P8" draw:layer="layout" svg:width="0.562cm" svg:height="0.653cm" svg:x="8.257cm" svg:y="16.849cm">
          <draw:text-box>
            <text:p text:style-name="P1"><text:span text:style-name="T12">: </text:span></text:p>
          </draw:text-box>
        </draw:frame>
        <draw:frame draw:style-name="gr7" draw:text-style-name="P8" draw:layer="layout" svg:width="6.873cm" svg:height="0.653cm" svg:x="9.527cm" svg:y="16.849cm">
          <draw:text-box>
            <text:p text:style-name="P1"><text:span text:style-name="T12">Hindi, English &amp; Punjabi </text:span></text:p>
          </draw:text-box>
        </draw:frame>
        <draw:frame draw:style-name="gr7" draw:text-style-name="P8" draw:layer="layout" svg:width="0.562cm" svg:height="0.653cm" svg:x="3.176cm" svg:y="17.874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562cm" svg:height="0.653cm" svg:x="3.176cm" svg:y="18.55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6.957cm" svg:height="0.653cm" svg:x="3.176cm" svg:y="19.234cm">
          <draw:text-box>
            <text:p text:style-name="P1"><text:span text:style-name="T12">Date:- …………………….. </text:span></text:p>
          </draw:text-box>
        </draw:frame>
        <draw:frame draw:style-name="gr7" draw:text-style-name="P8" draw:layer="layout" svg:width="0.562cm" svg:height="0.653cm" svg:x="9.527cm" svg:y="19.234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562cm" svg:height="0.653cm" svg:x="10.797cm" svg:y="19.234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562cm" svg:height="0.653cm" svg:x="12.067cm" svg:y="19.234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562cm" svg:height="0.653cm" svg:x="13.337cm" svg:y="19.234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562cm" svg:height="0.653cm" svg:x="14.609cm" svg:y="19.234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562cm" svg:height="0.653cm" svg:x="3.176cm" svg:y="19.915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6.754cm" svg:height="0.653cm" svg:x="3.176cm" svg:y="20.597cm">
          <draw:text-box>
            <text:p text:style-name="P1"><text:span text:style-name="T12">Place:- …………………….</text:span></text:p>
          </draw:text-box>
        </draw:frame>
        <draw:frame draw:style-name="gr4" draw:text-style-name="P5" draw:layer="layout" svg:width="0.422cm" svg:height="0.497cm" svg:x="8.913cm" svg:y="20.72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97cm" svg:x="9.527cm" svg:y="20.72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97cm" svg:x="10.797cm" svg:y="20.72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97cm" svg:x="12.067cm" svg:y="20.72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97cm" svg:x="13.337cm" svg:y="20.72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795cm" svg:height="0.497cm" svg:x="14.609cm" svg:y="20.727cm">
          <draw:text-box>
            <text:p text:style-name="P1"><text:span text:style-name="T3">(Manik Sharma)</text:span></text:p>
          </draw:text-box>
        </draw:frame>
        <draw:frame draw:style-name="gr5" draw:text-style-name="P6" draw:layer="layout" svg:width="0.494cm" svg:height="0.581cm" svg:x="18.038cm" svg:y="20.6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71cm" svg:x="3.176cm" svg:y="21.254cm">
          <draw:text-box>
            <text:p text:style-name="P1"><text:span text:style-name="T16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Bookman Old Style1" svg:font-family="'Bookman Old Style'"/>
    <style:font-face style:name="Calibri1" svg:font-family="Calibri"/>
    <style:font-face style:name="Symbol" svg:font-family="Symbol"/>
    <style:font-face style:name="Tahoma1" svg:font-family="Tahoma"/>
    <style:font-face style:name="TimesNewRoman" svg:font-family="TimesNewRoman"/>
    <style:font-face style:name="Arial" svg:font-family="Arial" style:font-pitch="variable"/>
    <style:font-face style:name="Bookman Old Style" svg:font-family="'Bookman Old Style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ahoma" svg:font-family="Tahoma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0.7cm" fo:margin-right="1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8T15:37:32.058232170</dc:date>
    <meta:editing-duration>PT8M57S</meta:editing-duration>
    <meta:editing-cycles>1</meta:editing-cycles>
    <meta:document-statistic meta:object-count="127"/>
    <meta:generator>LibreOffice/6.4.7.2$Linux_X86_64 LibreOffice_project/40$Build-2</meta:generator>
  </office:meta>
</office:document-meta>
</file>